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oris" svg:font-family="Dori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3.493cm"/>
    </style:style>
    <style:style style:name="Tabella1.B" style:family="table-column">
      <style:table-column-properties style:column-width="3.413cm"/>
    </style:style>
    <style:style style:name="Tabella1.C" style:family="table-column">
      <style:table-column-properties style:column-width="3.704cm"/>
    </style:style>
    <style:style style:name="Tabella1.D" style:family="table-column">
      <style:table-column-properties style:column-width="3.679cm"/>
    </style:style>
    <style:style style:name="Tabella1.E" style:family="table-column">
      <style:table-column-properties style:column-width="2.723cm"/>
    </style:style>
    <style:style style:name="Tabella1.A1" style:family="table-cell">
      <style:table-cell-properties style:writing-mode="page"/>
    </style:style>
    <style:style style:name="P1" style:family="paragraph" style:parent-style-name="Heading_20_1">
      <style:paragraph-properties fo:text-align="center" style:justify-single-word="false"/>
      <style:text-properties fo:font-variant="normal" fo:text-transform="none" fo:color="#336666" loext:opacity="100%" style:font-name="Doris" fo:font-size="12pt" fo:letter-spacing="normal" fo:font-style="normal" fo:font-weight="bold" officeooo:rsid="0011beb5" officeooo:paragraph-rsid="0011beb5" fo:background-color="transparent" style:font-size-asian="12pt" style:font-weight-asian="bold" style:font-size-complex="12pt" style:font-weight-complex="bold"/>
    </style:style>
    <style:style style:name="P2" style:family="paragraph" style:parent-style-name="Heading_20_3">
      <style:paragraph-properties fo:text-align="center" style:justify-single-word="false"/>
      <style:text-properties fo:font-variant="normal" fo:text-transform="none" fo:color="#000000" loext:opacity="100%" style:font-name="Doris" fo:font-size="12pt" fo:letter-spacing="normal" fo:font-style="normal" fo:font-weight="normal" officeooo:rsid="000e647f" officeooo:paragraph-rsid="000e647f" style:font-size-asian="12pt" style:font-weight-asian="normal" style:font-size-complex="12pt" style:font-weight-complex="normal"/>
    </style:style>
    <style:style style:name="P3" style:family="paragraph" style:parent-style-name="Heading_20_3">
      <style:paragraph-properties fo:margin-left="0cm" fo:margin-right="0cm" fo:margin-top="0cm" fo:margin-bottom="0.247cm" style:contextual-spacing="false" fo:line-height="120%" fo:text-align="center" style:justify-single-word="false" fo:orphans="2" fo:widows="2" fo:text-indent="0cm" style:auto-text-indent="false"/>
    </style:style>
    <style:style style:name="P4" style:family="paragraph" style:parent-style-name="Standard">
      <style:paragraph-properties fo:text-align="center" style:justify-single-word="false"/>
      <style:text-properties style:font-name="Doris" fo:font-weight="bold" officeooo:rsid="000e9d64" officeooo:paragraph-rsid="0009c223" style:font-weight-asian="bold" style:font-weight-complex="bold"/>
    </style:style>
    <style:style style:name="P5" style:family="paragraph" style:parent-style-name="Standard">
      <style:paragraph-properties fo:text-align="center" style:justify-single-word="false"/>
      <style:text-properties style:font-name="Doris" fo:font-weight="bold" officeooo:rsid="0009c223" officeooo:paragraph-rsid="0009c223" style:font-weight-asian="bold" style:font-weight-complex="bold"/>
    </style:style>
    <style:style style:name="P6" style:family="paragraph" style:parent-style-name="Standard">
      <style:paragraph-properties fo:text-align="justify" style:justify-single-word="false"/>
      <style:text-properties style:font-name="Doris" fo:font-weight="bold" officeooo:rsid="00126343" officeooo:paragraph-rsid="0009c223" style:font-weight-asian="bold" style:font-weight-complex="bold"/>
    </style:style>
    <style:style style:name="P7" style:family="paragraph" style:parent-style-name="Standard">
      <style:paragraph-properties fo:text-align="center" style:justify-single-word="false"/>
      <style:text-properties style:font-name="Doris" fo:font-weight="bold" officeooo:rsid="000caefb" officeooo:paragraph-rsid="000caefb" fo:background-color="#336666" style:font-weight-asian="bold" style:font-weight-complex="bold"/>
    </style:style>
    <style:style style:name="P8" style:family="paragraph" style:parent-style-name="Standard">
      <style:paragraph-properties fo:text-align="center" style:justify-single-word="false"/>
      <style:text-properties style:font-name="Doris" fo:font-weight="normal" officeooo:rsid="000e9d64" officeooo:paragraph-rsid="0009c223" style:font-weight-asian="normal" style:font-weight-complex="normal"/>
    </style:style>
    <style:style style:name="P9" style:family="paragraph" style:parent-style-name="Standard">
      <style:paragraph-properties fo:text-align="center" style:justify-single-word="false"/>
      <style:text-properties style:font-name="Doris" fo:font-weight="normal" officeooo:rsid="0009c223" officeooo:paragraph-rsid="0009c223" style:font-weight-asian="normal" style:font-weight-complex="normal"/>
    </style:style>
    <style:style style:name="P10" style:family="paragraph" style:parent-style-name="Standard">
      <style:paragraph-properties fo:text-align="center" style:justify-single-word="false"/>
      <style:text-properties style:font-name="Doris" fo:font-size="12pt" fo:font-weight="bold" officeooo:rsid="001009e6" officeooo:paragraph-rsid="001009e6"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336666" loext:opacity="100%" style:font-name="Doris" fo:font-weight="bold" officeooo:rsid="000e9d64" officeooo:paragraph-rsid="0009c223" style:font-weight-asian="bold" style:font-weight-complex="bold"/>
    </style:style>
    <style:style style:name="P12" style:family="paragraph" style:parent-style-name="Standard">
      <style:paragraph-properties fo:text-align="center" style:justify-single-word="false"/>
      <style:text-properties fo:color="#336666" loext:opacity="100%" style:font-name="Doris" fo:font-weight="bold" officeooo:rsid="0011beb5" officeooo:paragraph-rsid="0011beb5" style:font-weight-asian="bold" style:font-weight-complex="bold"/>
    </style:style>
    <style:style style:name="P13" style:family="paragraph" style:parent-style-name="Standard">
      <style:paragraph-properties fo:text-align="center" style:justify-single-word="false"/>
      <style:text-properties fo:color="#000000" loext:opacity="100%" style:font-name="Doris" fo:font-weight="bold" officeooo:rsid="000e9d64" officeooo:paragraph-rsid="0009c223" fo:background-color="#336666" style:font-weight-asian="bold" style:font-weight-complex="bold"/>
    </style:style>
    <style:style style:name="P14" style:family="paragraph" style:parent-style-name="Standard">
      <style:paragraph-properties fo:text-align="center" style:justify-single-word="false"/>
      <style:text-properties fo:color="#000000" loext:opacity="100%" style:font-name="Doris" fo:font-weight="normal" officeooo:rsid="0011beb5" officeooo:paragraph-rsid="0011beb5" style:font-weight-asian="normal" style:font-weight-complex="normal"/>
    </style:style>
    <style:style style:name="P15" style:family="paragraph" style:parent-style-name="Table_20_Contents">
      <style:paragraph-properties fo:text-align="center" style:justify-single-word="false"/>
      <style:text-properties style:font-name="Doris" officeooo:paragraph-rsid="0009c223"/>
    </style:style>
    <style:style style:name="P16" style:family="paragraph" style:parent-style-name="Heading_20_3">
      <style:paragraph-properties fo:margin-left="0cm" fo:margin-right="0cm" fo:margin-top="0cm" fo:margin-bottom="0.247cm" style:contextual-spacing="false" fo:line-height="120%" fo:text-align="center" style:justify-single-word="false" fo:orphans="2" fo:widows="2" fo:text-indent="0cm" style:auto-text-indent="false"/>
      <style:text-properties style:font-name="Doris" fo:font-size="12pt" style:font-size-asian="12pt" style:font-size-complex="12pt"/>
    </style:style>
    <style:style style:name="P17" style:family="paragraph" style:parent-style-name="Heading_20_3">
      <style:paragraph-properties fo:text-align="center" style:justify-single-word="false"/>
      <style:text-properties fo:font-variant="normal" fo:text-transform="none" fo:color="#000000" loext:opacity="100%" style:font-name="Doris" fo:font-size="12pt" fo:letter-spacing="normal" fo:font-style="normal" fo:font-weight="normal" officeooo:rsid="000e647f" officeooo:paragraph-rsid="000e647f" fo:background-color="transparent"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color="#336666" loext:opacity="100%" style:font-name="Doris" fo:font-weight="bold" officeooo:rsid="000e647f" officeooo:paragraph-rsid="000e647f" style:font-weight-asian="bold" style:font-weight-complex="bold"/>
    </style:style>
    <style:style style:name="P19" style:family="paragraph" style:parent-style-name="Standard">
      <style:paragraph-properties fo:text-align="center" style:justify-single-word="false"/>
      <style:text-properties fo:color="#336666" loext:opacity="100%" style:font-name="Doris" fo:font-weight="bold" officeooo:rsid="0011beb5" officeooo:paragraph-rsid="0011beb5" fo:background-color="transparent" style:font-weight-asian="bold" style:font-weight-complex="bold"/>
    </style:style>
    <style:style style:name="P20" style:family="paragraph" style:parent-style-name="Standard">
      <style:paragraph-properties fo:text-align="center" style:justify-single-word="false"/>
      <style:text-properties fo:color="#336666" loext:opacity="100%" style:font-name="Doris" fo:font-weight="bold" officeooo:rsid="00177e18" officeooo:paragraph-rsid="00177e18" fo:background-color="#99ff66" style:font-weight-asian="bold" style:font-weight-complex="bold"/>
    </style:style>
    <style:style style:name="P21" style:family="paragraph" style:parent-style-name="Standard">
      <style:paragraph-properties fo:text-align="center" style:justify-single-word="false"/>
      <style:text-properties fo:color="#336666" loext:opacity="100%" style:font-name="Doris" fo:font-weight="bold" officeooo:rsid="001009e6" officeooo:paragraph-rsid="001009e6" fo:background-color="#99ff66" style:font-weight-asian="bold" style:font-weight-complex="bold"/>
    </style:style>
    <style:style style:name="P22" style:family="paragraph" style:parent-style-name="Standard">
      <style:paragraph-properties fo:text-align="center" style:justify-single-word="false"/>
      <style:text-properties fo:color="#336666" loext:opacity="100%" style:font-name="Doris" fo:font-weight="bold" officeooo:rsid="001a4530" officeooo:paragraph-rsid="001a4530" fo:background-color="#99ff66" style:font-weight-asian="bold" style:font-weight-complex="bold"/>
    </style:style>
    <style:style style:name="P23" style:family="paragraph" style:parent-style-name="Standard">
      <style:paragraph-properties fo:text-align="start" style:justify-single-word="false"/>
      <style:text-properties fo:color="#336666" loext:opacity="100%" style:font-name="Doris" fo:font-style="italic" fo:font-weight="normal" officeooo:rsid="00177e18" officeooo:paragraph-rsid="00177e18"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336666" loext:opacity="100%" style:font-name="Doris" fo:font-style="italic" fo:font-weight="normal" officeooo:rsid="00177e18" officeooo:paragraph-rsid="00177e18" fo:background-color="#99ff66"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336666" loext:opacity="100%" style:font-name="Doris" fo:font-style="italic" fo:font-weight="bold" officeooo:rsid="00177e18" officeooo:paragraph-rsid="00177e18" fo:background-color="#99ff66" style:font-style-asian="italic" style:font-weight-asian="bold" style:font-style-complex="italic" style:font-weight-complex="bold"/>
    </style:style>
    <style:style style:name="P26" style:family="paragraph" style:parent-style-name="Standard">
      <style:paragraph-properties fo:text-align="center" style:justify-single-word="false"/>
      <style:text-properties fo:color="#336666" loext:opacity="100%" style:font-name="Doris" fo:font-style="italic" fo:font-weight="bold" officeooo:rsid="001b2b31" officeooo:paragraph-rsid="001b2b31" fo:background-color="#99ff66" style:font-style-asian="italic" style:font-weight-asian="bold" style:font-style-complex="italic" style:font-weight-complex="bold"/>
    </style:style>
    <style:style style:name="P27" style:family="paragraph" style:parent-style-name="Standard">
      <style:paragraph-properties fo:text-align="center" style:justify-single-word="false"/>
      <style:text-properties fo:color="#336666" loext:opacity="100%" style:font-name="Doris" fo:font-size="12pt" fo:font-weight="bold" officeooo:rsid="000e647f" officeooo:paragraph-rsid="000e647f" fo:background-color="transparent" style:font-size-asian="12pt" style:font-weight-asian="bold" style:font-size-complex="12pt" style:font-weight-complex="bold"/>
    </style:style>
    <style:style style:name="P28" style:family="paragraph" style:parent-style-name="Standard">
      <style:paragraph-properties fo:text-align="center" style:justify-single-word="false"/>
      <style:text-properties fo:color="#336666" loext:opacity="100%" style:font-name="Doris" fo:font-weight="normal" officeooo:rsid="001009e6" officeooo:paragraph-rsid="001009e6" fo:background-color="#99ff66" style:font-weight-asian="normal" style:font-weight-complex="normal"/>
    </style:style>
    <style:style style:name="P29" style:family="paragraph" style:parent-style-name="Standard">
      <style:paragraph-properties fo:text-align="center" style:justify-single-word="false"/>
      <style:text-properties fo:color="#336666" loext:opacity="100%" style:text-line-through-style="solid" style:text-line-through-type="single" style:font-name="Doris" fo:font-weight="bold" officeooo:rsid="001101ed" officeooo:paragraph-rsid="0009c223" style:font-weight-asian="bold" style:font-weight-complex="bold"/>
    </style:style>
    <style:style style:name="P30" style:family="paragraph" style:parent-style-name="Standard">
      <style:paragraph-properties fo:text-align="center" style:justify-single-word="false"/>
      <style:text-properties fo:color="#000000" loext:opacity="100%" style:font-name="Doris" fo:font-weight="bold" officeooo:rsid="0011beb5" officeooo:paragraph-rsid="0011beb5" fo:background-color="transparent" style:font-weight-asian="bold" style:font-weight-complex="bold"/>
    </style:style>
    <style:style style:name="P31" style:family="paragraph" style:parent-style-name="Standard">
      <style:paragraph-properties fo:text-align="center" style:justify-single-word="false"/>
      <style:text-properties fo:color="#000000" loext:opacity="100%" style:font-name="Doris" fo:font-weight="normal" officeooo:rsid="0011beb5" officeooo:paragraph-rsid="0011beb5" fo:background-color="transparent" style:font-weight-asian="normal" style:font-weight-complex="normal"/>
    </style:style>
    <style:style style:name="P32" style:family="paragraph" style:parent-style-name="Standard">
      <style:paragraph-properties fo:text-align="center" style:justify-single-word="false"/>
      <style:text-properties fo:color="#000000" loext:opacity="100%" style:font-name="Doris" fo:font-weight="normal" officeooo:rsid="001b2b31" officeooo:paragraph-rsid="001b2b31" fo:background-color="#99ff66" style:font-weight-asian="normal" style:font-weight-complex="normal"/>
    </style:style>
    <style:style style:name="P33" style:family="paragraph" style:parent-style-name="Standard">
      <style:paragraph-properties fo:text-align="center" style:justify-single-word="false"/>
      <style:text-properties fo:color="#000000" loext:opacity="100%" style:font-name="Doris" fo:font-weight="normal" officeooo:rsid="001009e6" officeooo:paragraph-rsid="001009e6" fo:background-color="#99ff66" style:font-weight-asian="normal" style:font-weight-complex="normal"/>
    </style:style>
    <style:style style:name="P34" style:family="paragraph" style:parent-style-name="Standard">
      <style:paragraph-properties fo:text-align="center" style:justify-single-word="false"/>
      <style:text-properties fo:color="#000000" loext:opacity="100%" style:font-name="Doris" fo:font-weight="normal" officeooo:rsid="0011beb5" officeooo:paragraph-rsid="001009e6" fo:background-color="#99ff66" style:font-weight-asian="normal" style:font-weight-complex="normal"/>
    </style:style>
    <style:style style:name="P35" style:family="paragraph" style:parent-style-name="Standard">
      <style:paragraph-properties fo:text-align="center" style:justify-single-word="false"/>
      <style:text-properties fo:color="#000000" loext:opacity="100%" style:font-name="Doris" fo:font-style="italic" fo:font-weight="normal" officeooo:rsid="001b2b31" officeooo:paragraph-rsid="001b2b31" fo:background-color="#99ff66"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style:use-window-font-color="true" loext:opacity="0%" style:font-name="Doris" fo:font-size="12pt" fo:font-weight="normal" officeooo:rsid="001009e6" officeooo:paragraph-rsid="001009e6"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use-window-font-color="true" loext:opacity="0%" style:font-name="Doris" fo:font-size="12pt" fo:font-weight="normal" officeooo:rsid="001364fd" officeooo:paragraph-rsid="001364fd"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use-window-font-color="true" loext:opacity="0%" style:font-name="Doris" fo:font-size="12pt" fo:font-weight="normal" officeooo:rsid="00126343" officeooo:paragraph-rsid="001b2b31" fo:background-color="transparent"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style:use-window-font-color="true" loext:opacity="0%" style:font-name="Doris" fo:font-size="12pt" fo:letter-spacing="normal" fo:font-style="italic" fo:font-weight="normal" officeooo:rsid="001364fd" officeooo:paragraph-rsid="001009e6" fo:background-color="transparent"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font-weight="bold" officeooo:rsid="000e647f" officeooo:paragraph-rsid="000e647f" fo:background-color="transparent" style:font-weight-asian="bold" style:font-weight-complex="bold"/>
    </style:style>
    <style:style style:name="P41" style:family="paragraph" style:parent-style-name="Standard">
      <style:paragraph-properties fo:text-align="justify" style:justify-single-word="false"/>
      <style:text-properties style:font-name="Doris" fo:font-weight="normal" officeooo:rsid="001101ed" officeooo:paragraph-rsid="001b2b31" style:font-weight-asian="normal" style:font-weight-complex="normal"/>
    </style:style>
    <style:style style:name="P42" style:family="paragraph" style:parent-style-name="Standard">
      <style:paragraph-properties fo:text-align="center" style:justify-single-word="false"/>
      <style:text-properties style:font-name="Doris" fo:font-weight="normal" officeooo:rsid="0009c223" officeooo:paragraph-rsid="0009c223" style:font-weight-asian="normal" style:font-weight-complex="normal"/>
    </style:style>
    <style:style style:name="P43" style:family="paragraph" style:parent-style-name="Standard">
      <style:paragraph-properties fo:text-align="center" style:justify-single-word="false"/>
      <style:text-properties style:font-name="Doris" fo:font-weight="normal" officeooo:rsid="00126343" officeooo:paragraph-rsid="0009c223" fo:background-color="transparent" style:font-weight-asian="normal" style:font-weight-complex="normal"/>
    </style:style>
    <style:style style:name="P44" style:family="paragraph" style:parent-style-name="Standard">
      <style:paragraph-properties fo:text-align="center" style:justify-single-word="false"/>
      <style:text-properties style:font-name="Doris" fo:font-weight="bold" officeooo:rsid="000b0e2b" officeooo:paragraph-rsid="000b0e2b" fo:background-color="transparent" style:font-weight-asian="bold" style:font-weight-complex="bold"/>
    </style:style>
    <style:style style:name="P45" style:family="paragraph" style:parent-style-name="Standard">
      <style:paragraph-properties fo:text-align="justify" style:justify-single-word="false"/>
      <style:text-properties style:text-line-through-style="solid" style:text-line-through-type="single" style:font-name="Doris" fo:font-weight="normal" officeooo:rsid="001101ed" officeooo:paragraph-rsid="000b0e2b" style:font-weight-asian="normal" style:font-weight-complex="normal"/>
    </style:style>
    <style:style style:name="P46" style:family="paragraph" style:parent-style-name="Standard">
      <style:paragraph-properties fo:text-align="center" style:justify-single-word="false"/>
      <style:text-properties style:text-line-through-style="none" style:text-line-through-type="none" style:font-name="Doris" fo:font-weight="bold" officeooo:rsid="00126343" officeooo:paragraph-rsid="0009c22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28ba" style:font-weight-asian="bold" style:font-weight-complex="bold"/>
    </style:style>
    <style:style style:name="T3" style:family="text">
      <style:text-properties officeooo:rsid="0009c223"/>
    </style:style>
    <style:style style:name="T4" style:family="text">
      <style:text-properties officeooo:rsid="00126343"/>
    </style:style>
    <style:style style:name="T5" style:family="text">
      <style:text-properties officeooo:rsid="000b0e2b"/>
    </style:style>
    <style:style style:name="T6" style:family="text">
      <style:text-properties fo:color="#336666" loext:opacity="100%" fo:font-weight="bold" style:font-weight-asian="bold" style:font-weight-complex="bold"/>
    </style:style>
    <style:style style:name="T7" style:family="text">
      <style:text-properties fo:color="#336666" loext:opacity="100%" fo:font-weight="bold" officeooo:rsid="00177e18" style:font-weight-asian="bold" style:font-weight-complex="bold"/>
    </style:style>
    <style:style style:name="T8" style:family="text">
      <style:text-properties fo:color="#336666" loext:opacity="100%" fo:font-weight="bold" officeooo:rsid="001009e6" style:font-weight-asian="bold" style:font-weight-complex="bold"/>
    </style:style>
    <style:style style:name="T9" style:family="text">
      <style:text-properties fo:color="#336666" loext:opacity="100%" fo:font-weight="bold" officeooo:rsid="001828ba" style:font-weight-asian="bold" style:font-weight-complex="bold"/>
    </style:style>
    <style:style style:name="T10" style:family="text">
      <style:text-properties fo:color="#336666" loext:opacity="100%" fo:font-weight="bold" fo:background-color="#99ff66" loext:char-shading-value="0" style:font-weight-asian="bold" style:font-weight-complex="bold"/>
    </style:style>
    <style:style style:name="T11" style:family="text">
      <style:text-properties fo:color="#336666" loext:opacity="100%" fo:font-weight="bold" officeooo:rsid="001b9b4c" fo:background-color="#99ff66" loext:char-shading-value="0" style:font-weight-asian="bold" style:font-weight-complex="bold"/>
    </style:style>
    <style:style style:name="T12" style:family="text">
      <style:text-properties fo:color="#336666" loext:opacity="100%" fo:letter-spacing="normal" fo:font-style="italic" fo:font-weight="bold" style:font-weight-asian="bold" style:font-weight-complex="bold"/>
    </style:style>
    <style:style style:name="T13" style:family="text">
      <style:text-properties fo:color="#000000" loext:opacity="100%"/>
    </style:style>
    <style:style style:name="T14" style:family="text">
      <style:text-properties fo:color="#000000" loext:opacity="100%" fo:font-weight="normal" style:font-weight-asian="normal" style:font-weight-complex="normal"/>
    </style:style>
    <style:style style:name="T15" style:family="text">
      <style:text-properties fo:color="#000000" loext:opacity="100%" fo:font-weight="normal" officeooo:rsid="0011beb5" style:font-weight-asian="normal" style:font-weight-complex="normal"/>
    </style:style>
    <style:style style:name="T16" style:family="text">
      <style:text-properties fo:color="#000000" loext:opacity="100%" fo:font-weight="normal" officeooo:rsid="001b2b31" style:font-weight-asian="normal" style:font-weight-complex="normal"/>
    </style:style>
    <style:style style:name="T17" style:family="text">
      <style:text-properties fo:color="#000000" loext:opacity="100%" officeooo:rsid="001a4530"/>
    </style:style>
    <style:style style:name="T18" style:family="text">
      <style:text-properties fo:background-color="transparent" loext:char-shading-value="0"/>
    </style:style>
    <style:style style:name="T19" style:family="text">
      <style:text-properties officeooo:rsid="001364fd"/>
    </style:style>
    <style:style style:name="T20" style:family="text">
      <style:text-properties fo:font-variant="normal" fo:text-transform="none" fo:color="#000000" loext:opacity="100%" style:font-name="Doris" fo:font-size="12pt" fo:letter-spacing="normal" fo:font-style="normal" fo:font-weight="bold" style:font-size-asian="12pt" style:font-size-complex="12pt"/>
    </style:style>
    <style:style style:name="T21" style:family="text">
      <style:text-properties fo:font-variant="normal" fo:text-transform="none" fo:color="#000000" loext:opacity="100%" fo:letter-spacing="normal" fo:font-style="normal" fo:font-weight="normal"/>
    </style:style>
    <style:style style:name="T22" style:family="text">
      <style:text-properties officeooo:rsid="00177e18"/>
    </style:style>
    <style:style style:name="T23" style:family="text">
      <style:text-properties fo:font-weight="normal" style:font-weight-asian="normal" style:font-weight-complex="normal"/>
    </style:style>
    <style:style style:name="T24" style:family="text">
      <style:text-properties fo:font-weight="normal" officeooo:rsid="001a4530" style:font-weight-asian="normal" style:font-weight-complex="normal"/>
    </style:style>
    <style:style style:name="T25" style:family="text">
      <style:text-properties fo:font-weight="normal" officeooo:rsid="001b2b31" style:font-weight-asian="normal" style:font-weight-complex="normal"/>
    </style:style>
    <style:style style:name="T26" style:family="text">
      <style:text-properties officeooo:rsid="0011beb5"/>
    </style:style>
    <style:style style:name="T27" style:family="text">
      <style:text-properties style:font-name="Doris" fo:letter-spacing="normal" fo:font-style="italic"/>
    </style:style>
    <style:style style:name="T28" style:family="text">
      <style:text-properties style:font-name="Doris" fo:letter-spacing="normal" fo:font-style="italic" style:font-weight-asian="bold" style:font-weight-complex="bold"/>
    </style:style>
    <style:style style:name="T29" style:family="text">
      <style:text-properties fo:font-style="italic" officeooo:rsid="001364fd" fo:background-color="transparent" loext:char-shading-value="0" style:font-style-asian="italic" style:font-style-complex="italic"/>
    </style:style>
    <style:style style:name="T30" style:family="text">
      <style:text-properties fo:letter-spacing="normal" fo:font-style="italic"/>
    </style:style>
    <style:style style:name="T31" style:family="text">
      <style:text-properties fo:letter-spacing="normal" fo:font-style="italic" fo:background-color="transparent" loext:char-shading-value="0" style:font-weight-asian="bold" style:font-weight-complex="bold"/>
    </style:style>
    <style:style style:name="T32" style:family="text">
      <style:text-properties fo:letter-spacing="normal" fo:font-style="italic" officeooo:rsid="001364fd" fo:background-color="transparent" loext:char-shading-value="0"/>
    </style:style>
    <style:style style:name="T33" style:family="text">
      <style:text-properties fo:letter-spacing="normal" fo:font-style="italic" officeooo:rsid="0017195a"/>
    </style:style>
    <style:style style:name="T34" style:family="text">
      <style:text-properties fo:background-color="#99ff66" loext:char-shading-value="0"/>
    </style:style>
    <style:style style:name="T35" style:family="text">
      <style:text-properties officeooo:rsid="001b9b4c" fo:background-color="#99ff66" loext:char-shading-value="0"/>
    </style:style>
    <style:style style:name="T36" style:family="text">
      <style:text-properties officeooo:rsid="001b9b4c" fo:background-color="#99ff66" loext:char-shading-value="0"/>
    </style:style>
    <style:style style:name="T37" style:family="text">
      <style:text-properties officeooo:rsid="001c08b3" fo:background-color="#99ff66" loext:char-shading-value="0"/>
    </style:style>
    <style:style style:name="T38" style:family="text">
      <style:text-properties officeooo:rsid="001c08b3" fo:background-color="#99ff66" loext:char-shading-value="0"/>
    </style:style>
    <style:style style:name="T39" style:family="text">
      <style:text-properties fo:background-color="#99ff66" loext:char-shading-value="0"/>
    </style:style>
    <style:style style:name="T40" style:family="text">
      <style:text-properties officeooo:rsid="001b9b4c"/>
    </style:style>
    <style:style style:name="T41" style:family="text">
      <style:text-properties officeooo:rsid="001c0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ME</text:p>
      <text:p text:style-name="P11"/>
      <text:p text:style-name="P11">La mia guida di Brescia</text:p>
      <text:p text:style-name="P4"/>
      <text:p text:style-name="P13">LOGO</text:p>
      <text:p text:style-name="P4"/>
      <text:p text:style-name="P4"/>
      <text:p text:style-name="P5">(togliere il video e metterlo a fondo pagina, io lo metterò su facebook e amen)</text:p>
      <text:p text:style-name="P4">--------------------------------------------------------------------------------------------</text:p>
      <text:p text:style-name="P4"/>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leLine94486473987616">
          <table:table-cell table:style-name="Tabella1.A1" office:value-type="string">
            <text:p text:style-name="P15"/>
            <text:p text:style-name="P15"/>
            <text:p text:style-name="P15"/>
            <text:p text:style-name="P15"/>
            <text:p text:style-name="P15"/>
            <text:p text:style-name="P15"/>
          </table:table-cell>
          <table:table-cell table:style-name="Tabella1.A1" office:value-type="string">
            <text:p text:style-name="P15"/>
          </table:table-cell>
          <table:table-cell table:style-name="Tabella1.A1" office:value-type="string">
            <text:p text:style-name="P15"/>
          </table:table-cell>
          <table:table-cell table:style-name="Tabella1.A1" office:value-type="string">
            <text:p text:style-name="P15"/>
          </table:table-cell>
          <table:table-cell table:style-name="Tabella1.A1" office:value-type="string">
            <text:p text:style-name="P15"/>
          </table:table-cell>
        </table:table-row>
      </table:table>
      <text:p text:style-name="P4"/>
      <text:p text:style-name="P4">------------------------------------------------------------------------------------------------</text:p>
      <text:p text:style-name="P4"/>
      <text:p text:style-name="P11">visite guidate pensate per te</text:p>
      <text:p text:style-name="P8"/>
      <text:p text:style-name="P9">Mi chiamo Maddalena, sono una <text:span text:style-name="T6">guida turistica abilitat</text:span>a,<text:span text:style-name="T10"> </text:span><text:span text:style-name="T11">amo</text:span> <text:span text:style-name="T39">accompagnare le persone </text:span><text:span text:style-name="T36">a</text:span><text:span text:style-name="T39"> scoprire la mia </text:span><text:span text:style-name="T36">Brescia</text:span><text:span text:style-name="T39">! </text:span><text:span text:style-name="T36">Mi piace mostrare la città a chi la </text:span><text:span text:style-name="T38">vede</text:span><text:span text:style-name="T36"> per la prima volta e intende capirla con la mediazione di chi l’ha studiata a lungo e la vive, ma mi rivolgo anche ai bresciani che intendono riscoprirla. Ci sono ancora molte storie curiose da raccontare e si può trovare una formula inedita e </text:span><text:span text:style-name="T38">per nulla noiosa!</text:span></text:p>
      <text:p text:style-name="P9"/>
      <text:p text:style-name="P29">una guida per te</text:p>
      <text:p text:style-name="P45"><text:span text:style-name="T3">Ho voluto chiamare il mio sito ”La mia guida di Brescia” </text:span><text:span text:style-name="T5">perché mi sento pronta ad accompagnare <text:s text:c="2"/></text:span><text:span text:style-name="T7">i viaggiatori provenienti da ogni dove e gli stessi bresciani</text:span><text:span text:style-name="T5">, alla </text:span><text:span text:style-name="T22">(ri-)</text:span><text:span text:style-name="T5">scoperta della città in cui sono cresciuta e che amo. </text:span></text:p>
      <text:p text:style-name="P46">l<text:span text:style-name="T18">a tua guida</text:span></text:p>
      <text:p text:style-name="P44">di Brescia</text:p>
      <text:p text:style-name="P43">(bottone)</text:p>
      <text:p text:style-name="P6">------------------------------------------------------------------------------------------------</text:p>
      <text:p text:style-name="P18">Calendario</text:p>
      <text:h text:style-name="P2" text:outline-level="3">Organizzo tour con piccoli gr<text:span text:style-name="T18">uppi per scoprire, divertendosi, particolari inediti della città e della ricchissima provincia</text:span></text:h>
      <text:p text:style-name="P40"/>
      <text:p text:style-name="P27">Gli itinerari</text:p>
      <text:h text:style-name="P17" text:outline-level="3">Brescia, la mia città, e i laghi che la circondano, si prestano a diversi tipi di visite guidate, scopri con me:</text:h>
      <text:p text:style-name="P21">In evidenza</text:p>
      <text:p text:style-name="P35"><text:span text:style-name="T9"><text:s/></text:span>Le proposte legate al mese:</text:p>
      <text:p text:style-name="P32"><text:s/><text:span text:style-name="T8">24 marzo </text:span><text:span text:style-name="T9">ore 17: </text:span>la primavera sboccia, ci attende l’equinozio. Quale momento migliore per celebrare l’amore in tutte le sue forme?</text:p>
      <text:p text:style-name="P28"><text:span text:style-name="T2"><text:s/></text:span><text:span text:style-name="T1"><text:s/></text:span><text:span text:style-name="T13"><text:s/>In collaborazione con Ethical Tender</text:span><text:span text:style-name="T17">l</text:span><text:span text:style-name="T13">ess</text:span></text:p>
      <text:p text:style-name="P33"/>
      <text:p text:style-name="P21"><text:soft-page-break/><text:span text:style-name="T26">29 marzo:</text:span><text:span text:style-name="T15"> </text:span><text:span text:style-name="T16">Il 23 marzo 1849 iniziavano le fatidiche X giornate di Resistenza contro l’austriaca tirannide. Quale modo migliore per rievocarle se non scoprire insieme il museo dedicato al Risorgimento (e non per niente chiamato “La Leonessa d’Italia)?</text:span><text:span text:style-name="T14"> </text:span></text:p>
      <text:p text:style-name="P21"><text:span text:style-name="T15"/></text:p>
      <text:p text:style-name="P26"><text:span text:style-name="T15">A</text:span><text:span text:style-name="T14">nticipazione per il prossimo mese:</text:span></text:p>
      <text:p text:style-name="P22"><text:span text:style-name="T26">1</text:span>4 aprile mattina <text:span text:style-name="T14">Scopri il Museo della Città con una mia visita guidata. Conferma necessaria entro il 6 aprile.</text:span></text:p>
      <text:p text:style-name="P34"/>
      <text:p text:style-name="P20">In preparazione</text:p>
      <text:p text:style-name="P20"/>
      <text:p text:style-name="P25">I Templari: <text:span text:style-name="T24">avete</text:span><text:span text:style-name="T23"> mai immaginato che anche da Brescia partirono coloro che divennero i guardiani del Santo Sepolcro? Vuoi scoprire dove si </text:span><text:span text:style-name="T24">ri</text:span><text:span text:style-name="T23">trovavano e </text:span><text:span text:style-name="T24">cosa facevano</text:span><text:span text:style-name="T23"> a Brescia?</text:span></text:p>
      <text:p text:style-name="P24"/>
      <text:p text:style-name="P25">Le donne raccontate dalle donne: <text:span text:style-name="T23">st</text:span><text:span text:style-name="T25">anche</text:span><text:span text:style-name="T23"> che il racconto sia sempre qualcosa di riferito </text:span><text:span text:style-name="T24">d</text:span><text:span text:style-name="T25">a</text:span><text:span text:style-name="T24"> altri</text:span><text:span text:style-name="T23">? Vi piacciono le fonti dirette e volete conoscere donne che hanno vissuto a Brescia e lo hanno </text:span><text:span text:style-name="T24">raccontato</text:span><text:span text:style-name="T23">? Storie incredibili vi attendono!</text:span></text:p>
      <text:p text:style-name="P24"/>
      <text:p text:style-name="P25">I luoghi e i momenti delle feste:<text:span text:style-name="T23"> e se vi dicessi che una piazza bresciana è stata completamente allagata per giocare ad una battaglia navale? E <text:s/>se raccontassi del palio e delle giostre medievali? E del passaggio di re e di regine?</text:span></text:p>
      <text:p text:style-name="P24"/>
      <text:p text:style-name="P23"/>
      <text:p text:style-name="P12">Regala una visita</text:p>
      <text:p text:style-name="P14">Stufi dei soliti regali confezionati? Regala un’esperienza!! <text:span text:style-name="T19">Dona u</text:span>na visita guidata nei luoghi <text:span text:style-name="T19">amati dalla</text:span> persona che riceverà il regalo o che tu v<text:span text:style-name="T19">uoi</text:span> <text:span text:style-name="T18">condividere con lei!</text:span></text:p>
      <text:p text:style-name="P19"/>
      <text:p text:style-name="P30">Scopri di più</text:p>
      <text:p text:style-name="P31">bottone</text:p>
      <text:p text:style-name="P31"/>
      <text:h text:style-name="P1" text:outline-level="1">Contatti</text:h>
      <text:h text:style-name="P3" text:outline-level="3"><text:span text:style-name="Strong_20_Emphasis"><text:span text:style-name="T20">Contattami!!!</text:span></text:span></text:h>
      <text:h text:style-name="P16" text:outline-level="3"><text:span text:style-name="T21">+39 3477667008</text:span></text:h>
      <text:h text:style-name="P3" text:outline-level="3"><text:span text:style-name="Strong_20_Emphasis"><text:span text:style-name="T20">o scrivimi</text:span></text:span></text:h>
      <text:h text:style-name="P16" text:outline-level="3"><text:span text:style-name="T21">lamiaguidadibrescia@proton.me</text:span></text:h>
      <text:h text:style-name="P3" text:outline-level="3"><text:span text:style-name="Strong_20_Emphasis"><text:span text:style-name="T20">e non dimenticare di seguirmi</text:span></text:span></text:h>
      <text:p text:style-name="P36"><text:span text:style-name="T28"/></text:p>
      <text:p text:style-name="P36"><text:span text:style-name="T28">Maddalena Carnaghi - La mia guida di Brescia</text:span><text:span text:style-name="T1"><text:line-break/></text:span><text:span text:style-name="T28">+39 3477667008lamiaguidadibrescia@proton.me</text:span><text:span text:style-name="T1"><text:line-break/></text:span><text:span text:style-name="T29">CF CRNMDL79B45F205I </text:span><text:span text:style-name="T31">P.IVA </text:span><text:span text:style-name="T32">04494850987</text:span></text:p>
      <text:p text:style-name="P39"/>
      <text:p text:style-name="P37"><text:span text:style-name="T30">Foto di Francesca Simoni</text:span></text:p>
      <text:p text:style-name="P37"><text:span text:style-name="T27"/></text:p>
      <text:p text:style-name="P41"><text:soft-page-break/>---------------------------------------------------------------------------------------------------------------</text:p>
      <text:p text:style-name="P41">Mi Chiamo Maddalena, ho vissuto tanti anni all’estero e, da quando sono tornata, ho riscoperto ancora di più la bellezza della mia città, Brescia, e dei suoi meravigliosi laghi (Lago di Garda e Lago d’Iseo). <text:span text:style-name="T4">Sono guida turistica abilitata dal 2011 e, da allora, amo condividere la bellezza, le curiosità, la storia di Brescia con tutti coloro che vengono in visita. Sono laureata in storia dell’arte e sono insegnante di italiano e storia a scuola, per cui le mie guide sono un perfetto mix</text:span></text:p>
      <text:p text:style-name="P38"><text:span text:style-name="T30">di interazione, di </text:span><text:span text:style-name="T33">aneddoti curiosi capaci di rendere </text:span><text:span text:style-name="T30">le spiegazioni </text:span><text:span text:style-name="T33">frizzanti. Spesso</text:span><text:span text:style-name="T30"> le persone che accompagno </text:span><text:span text:style-name="T33">in tour mi </text:span><text:span text:style-name="T30">dicono che trasmetto una grande passione. In effetti, è un lavoro che amo molto. Soprattutto, </text:span><text:span text:style-name="T33">mi piace</text:span><text:span text:style-name="T30"> creare itinerari ad hoc per ogni persona e graduare la visita in base alle esigenze o volontà di chi visita. Si possono fare tanti itinerari diversi: da quelli più turistici, a quelli più curiosi, così come ci si può rivolgere ad esperti d’arte e di storia o bambini. il mio lavoro è proprio quello: </text:span><text:span text:style-name="T12">trovare la formula giusta per te!</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oris" svg:font-family="Dori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1:07:48.490611920</meta:creation-date>
    <dc:date>2024-03-18T00:56:53.250560045</dc:date>
    <meta:editing-duration>PT25M16S</meta:editing-duration>
    <meta:editing-cycles>4</meta:editing-cycles>
    <meta:generator>LibreOffice/7.0.4.2$Linux_X86_64 LibreOffice_project/00$Build-2</meta:generator>
    <meta:document-statistic meta:table-count="1" meta:image-count="0" meta:object-count="0" meta:page-count="3" meta:paragraph-count="44" meta:word-count="641" meta:character-count="4262" meta:non-whitespace-character-count="3655"/>
  </office:meta>
</office:document-meta>
</file>